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00F0000000FBF6C6F87.png" manifest:media-type="image/png"/>
  <manifest:file-entry manifest:full-path="Pictures/100002000000000C0000000CCB617832.png" manifest:media-type="image/png"/>
  <manifest:file-entry manifest:full-path="Pictures/100002000000000C0000000C4FB3093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AlBany2" svg:font-family="AlBany" style:font-family-generic="swiss"/>
    <style:font-face style:name="AlBany1" svg:font-family="AlBany" style:font-adornments="Standard" style:font-family-generic="swiss"/>
    <style:font-face style:name="Courier New2" svg:font-family="'Courier New'" style:font-family-generic="modern" style:font-pitch="fixed"/>
    <style:font-face style:name="Courier New4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Courier New5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Albany5" svg:font-family="Albany" style:font-adornments="Standard" style:font-family-generic="modern" style:font-pitch="variable"/>
    <style:font-face style:name="Arial Unicode MS1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HG Mincho Light J1" svg:font-family="'HG Mincho Light J'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adornments="Standard" style:font-family-generic="swiss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2" svg:font-family="'Arial Unicode MS'" style:font-family-generic="swiss" style:font-pitch="variable"/>
    <style:font-face style:name="HG Mincho Light J2" svg:font-family="'HG Mincho Light J'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4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dash" draw:stroke-dash="Ultrafine_20_Dashe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4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draw:stroke-dash="Dashed_20__28_var_29__20_6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draw:stroke-dash="Dashed_20__28_var_29__20_7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draw:stroke-dash="Dashed_20__28_var_29__20_8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draw:stroke-dash="Dashed_20__28_var_29__20_9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dash" draw:stroke-dash="Dashed_20__28_var_29__20_1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27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28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1" style:family="graphic" style:parent-style-name="standard" style:list-style-name="L4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23b8dc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dash" draw:stroke-dash="Dashed_20__28_var_29__20_2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7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7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7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0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.63cm" draw:start-line-spacing-vertical="0.63cm" draw:end-line-spacing-horizontal="0.63cm" draw:end-line-spacing-vertical="0.63cm"/>
    </style:style>
    <style:style style:name="gr9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9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cm"/>
    </style:style>
    <style:style style:name="pr5" style:family="presentation" style:parent-style-name="lyt-cool-outline1">
      <style:graphic-properties draw:fill-color="#ffffff" draw:auto-grow-height="true" fo:min-height="13.501cm"/>
    </style:style>
    <style:style style:name="pr6" style:family="presentation" style:parent-style-name="lyt-cool-outline1">
      <style:graphic-properties draw:fill-color="#ffffff" fo:min-height="14.5cm"/>
    </style:style>
    <style:style style:name="pr7" style:family="presentation" style:parent-style-name="lyt-cool-title">
      <style:graphic-properties draw:fill-color="#ffffff" fo:min-height="3.001cm"/>
    </style:style>
    <style:style style:name="pr8" style:family="presentation" style:parent-style-name="lyt-cool-outline1">
      <style:graphic-properties draw:fill-color="#ffffff" fo:min-height="14.989cm"/>
    </style:style>
    <style:style style:name="pr9" style:family="presentation" style:parent-style-name="lyt-cool-title">
      <style:graphic-properties draw:fill-color="#ffffff" fo:min-height="3.473cm"/>
    </style:style>
    <style:style style:name="pr10" style:family="presentation" style:parent-style-name="lyt-cool-outline1">
      <style:graphic-properties draw:fill-color="#ffffff" fo:min-height="13.501cm"/>
    </style:style>
    <style:style style:name="pr11" style:family="presentation" style:parent-style-name="lyt-cool-outline1" style:list-style-name="L5">
      <style:graphic-properties draw:fill-color="#ffffff" draw:auto-grow-height="true" fo:min-height="13.50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-0.9cm"/>
    </style:style>
    <style:style style:name="P6" style:family="paragraph">
      <loext:graphic-properties draw:fill="solid" draw:fill-color="#0099cc"/>
      <style:paragraph-properties style:writing-mode="lr-tb"/>
    </style:style>
    <style:style style:name="P7" style:family="paragraph">
      <loext:graphic-properties draw:fill="solid" draw:fill-color="#99ccff"/>
      <style:paragraph-properties style:writing-mode="lr-tb"/>
    </style:style>
    <style:style style:name="P8" style:family="paragraph">
      <style:paragraph-properties fo:margin-left="0cm" fo:margin-right="0cm" fo:line-height="104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/>
      <style:text-properties fo:color="#000000"/>
    </style:style>
    <style:style style:name="P10" style:family="paragraph">
      <style:paragraph-properties fo:margin-left="0cm" fo:margin-right="0cm" fo:line-height="104%" fo:text-align="center" fo:text-indent="0cm" style:punctuation-wrap="hanging" style:line-break="strict"/>
    </style:style>
    <style:style style:name="P11" style:family="paragraph">
      <loext:graphic-properties draw:fill="solid" draw:fill-color="#99ccff"/>
      <style:paragraph-properties fo:margin-left="0cm" fo:margin-right="0cm" fo:line-height="104%" fo:text-align="center" fo:text-indent="0cm" style:punctuation-wrap="hanging" style:line-break="strict" style:writing-mode="lr-tb"/>
      <style:text-properties fo:color="#000000"/>
    </style:style>
    <style:style style:name="P12" style:family="paragraph">
      <loext:graphic-properties draw:fill="none" draw:fill-color="#ffffff"/>
      <style:paragraph-properties fo:margin-left="0cm" fo:margin-right="0cm" fo:line-height="104%" fo:text-align="center" fo:text-indent="0cm" style:punctuation-wrap="hanging" style:line-break="strict" style:writing-mode="lr-tb"/>
      <style:text-properties fo:color="#000000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loext:graphic-properties draw:fill="solid" draw:fill-color="#99ccff"/>
      <style:paragraph-properties fo:margin-left="0cm" fo:margin-right="0cm" fo:line-height="104%" fo:text-indent="0cm" style:punctuation-wrap="hanging" style:line-break="strict" style:writing-mode="lr-tb"/>
      <style:text-properties fo:color="#000000"/>
    </style:style>
    <style:style style:name="P17" style:family="paragraph">
      <loext:graphic-properties draw:fill="solid" draw:fill-color="#23b8dc"/>
      <style:paragraph-properties style:writing-mode="lr-tb"/>
    </style:style>
    <style:style style:name="P1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.5cm" fo:margin-bottom="0.3cm" fo:text-indent="0cm"/>
    </style:style>
    <style:style style:name="P20" style:family="paragraph">
      <style:paragraph-properties fo:margin-left="0cm" fo:margin-right="0cm" fo:margin-top="0.176cm" fo:margin-bottom="0cm" fo:line-height="104%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.176cm" fo:margin-bottom="0cm" fo:line-height="104%" fo:text-indent="0cm" style:punctuation-wrap="hanging" style:line-break="strict" style:writing-mode="lr-tb"/>
      <style:text-properties fo:color="#000000"/>
    </style:style>
    <style:style style:name="P22" style:family="paragraph">
      <style:paragraph-properties fo:margin-left="0cm" fo:margin-right="0cm" fo:margin-top="0.176cm" fo:margin-bottom="0cm" fo:line-height="104%" fo:text-align="center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margin-top="0.176cm" fo:margin-bottom="0cm" fo:line-height="104%" fo:text-align="center" fo:text-indent="0cm" style:punctuation-wrap="hanging" style:line-break="strict" style:writing-mode="lr-tb"/>
      <style:text-properties fo:color="#000000"/>
    </style:style>
    <style:style style:name="P24" style:family="paragraph">
      <style:paragraph-properties fo:margin-left="0cm" fo:margin-right="0cm" fo:margin-top="0.176cm" fo:margin-bottom="0cm" fo:line-height="104%" fo:text-align="end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.176cm" fo:margin-bottom="0cm" fo:line-height="104%" fo:text-align="end" fo:text-indent="0cm" style:punctuation-wrap="hanging" style:line-break="strict" style:writing-mode="lr-tb"/>
      <style:text-properties fo:color="#000000"/>
    </style:style>
    <style:style style:name="P2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.948cm" fo:margin-right="0cm" fo:line-height="92%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28" style:family="paragraph">
      <loext:graphic-properties draw:fill-color="#ffffff"/>
      <style:paragraph-properties fo:margin-left="0.948cm" fo:margin-right="0cm" fo:line-height="92%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T1" style:family="text">
      <style:text-properties fo:font-size="22pt"/>
    </style:style>
    <style:style style:name="T2" style:family="text">
      <style:text-properties fo:color="#000000" style:font-name="Arial" fo:language="en" fo:country="GB"/>
    </style:style>
    <style:style style:name="T3" style:family="text">
      <style:text-properties fo:color="#000000" style:font-name="Arial" fo:font-size="20pt" fo:language="en" fo:country="GB" style:font-size-asian="20pt" style:font-size-complex="20pt"/>
    </style:style>
    <style:style style:name="T4" style:family="text">
      <style:text-properties fo:color="#000000" style:font-name="Arial" fo:font-size="18pt" fo:language="en" fo:country="GB" style:font-size-asian="18pt" style:font-size-complex="18pt"/>
    </style:style>
    <style:style style:name="T5" style:family="text">
      <style:text-properties fo:color="#000000" style:text-outline="false" style:text-line-through-style="none" style:text-line-through-type="none" style:text-position="0% 100%" style:font-name="Albany2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language="fr" fo:country="FR" style:language-asian="fr" style:country-asian="FR" style:language-complex="fr" style:country-complex="FR"/>
    </style:style>
    <style:style style:name="T7" style:family="text">
      <style:text-properties fo:language="fr" fo:country="FR" fo:font-weight="bold" style:language-asian="fr" style:country-asian="FR" style:language-complex="fr" style:country-complex="FR"/>
    </style:style>
    <style:style style:name="T8" style:family="text">
      <style:text-properties fo:language="en" fo:country="GB"/>
    </style:style>
    <style:style style:name="T9" style:family="text">
      <style:text-properties fo:color="#000000" style:font-name="Arial" fo:font-size="12pt" fo:language="en" fo:country="GB" style:font-size-asian="12pt" style:font-size-complex="12pt"/>
    </style:style>
    <style:style style:name="T10" style:family="text">
      <style:text-properties fo:color="#000000" style:text-outline="false" style:text-line-through-style="none" style:text-line-through-type="none" style:text-position="0% 100%" style:font-name="AlBany2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ourier New2" style:font-size-asian="12pt" style:language-asian="en" style:country-asian="US" style:font-style-asian="normal" style:font-weight-asian="normal" style:font-name-complex="Courier New2" style:font-size-complex="10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weight="normal"/>
    </style:style>
    <style:style style:name="T12" style:family="text">
      <style:text-properties fo:font-weight="bold"/>
    </style:style>
    <style:style style:name="T13" style:family="text">
      <style:text-properties fo:color="#000000" style:text-position="-25% 58%" style:font-name="Arial" fo:language="en" fo:country="GB"/>
    </style:style>
    <style:style style:name="T14" style:family="text">
      <style:text-properties fo:color="#000000" style:text-outline="false" style:text-line-through-style="none" style:text-line-through-type="none" style:text-position="0% 100%" style:font-name="Albany2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font-name="Courier New2" fo:language="en" fo:country="GB"/>
    </style:style>
    <style:style style:name="T16" style:family="text">
      <style:text-properties style:font-name="Courier New2" fo:language="en" fo:country="GB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5">
      <text:list-level-style-image text:level="1" xlink:href="Pictures/100002000000000C0000000C4FB3093D.png" xlink:type="simple" xlink:show="embed" xlink:actuate="onLoad">
        <style:list-level-properties text:min-label-width="0.948cm" style:vertical-pos="middle" style:vertical-rel="line" fo:width="0.549cm" fo:height="0.549cm"/>
      </text:list-level-style-image>
      <text:list-level-style-bullet text:level="2" text:bullet-char="–">
        <style:list-level-properties text:space-before="1.27cm" text:min-label-width="0.789cm"/>
        <style:text-properties fo:font-family="StarSymbol" style:font-family-generic="swiss" style:font-pitch="variable" fo:color="#ffffff" fo:font-size="100%"/>
      </text:list-level-style-bullet>
      <text:list-level-style-image text:level="3" xlink:href="Pictures/100002000000000C0000000CCB617832.png" xlink:type="simple" xlink:show="embed" xlink:actuate="onLoad">
        <style:list-level-properties text:space-before="2.54cm" text:min-label-width="0.635cm" style:vertical-pos="middle" style:vertical-rel="line" fo:width="0.306cm" fo:height="0.306cm"/>
      </text:list-level-style-image>
      <text:list-level-style-bullet text:level="4" text:bullet-char="–">
        <style:list-level-properties text:space-before="3.81cm" text:min-label-width="0.635cm"/>
        <style:text-properties fo:font-family="StarSymbol" style:font-family-generic="swiss" style:font-pitch="variable" fo:color="#ffffff" fo:font-size="100%"/>
      </text:list-level-style-bullet>
      <text:list-level-style-image text:level="5" xlink:href="Pictures/100002000000000F0000000FBF6C6F87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00000000F0000000FBF6C6F87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00000000F0000000FBF6C6F87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00000000F0000000FBF6C6F87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5" draw:layer="layout" svg:width="23.656cm" svg:height="11.963cm" svg:x="3.036cm" svg:y="6.278cm" presentation:class="outline" presentation:user-transformed="true">
          <draw:text-box>
            <text:p text:style-name="P3">L3 Informatique</text:p>
            <text:p text:style-name="P3">Partie VI : Advanced Interrupt Controler (AIC)</text:p>
            <text:p text:style-name="P4"/>
            <text:p text:style-name="P4">Nicolas Garric - <text:a xlink:href="mailto:nicolas.garric@univ-jfc.fr" xlink:type="simple">nicolas.garric@univ-jfc.fr</text:a></text:p>
            <text:p text:style-name="P4"/>
            <text:p text:style-name="P4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Gérer plusieurs interruptions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'AIC est un circuit permettant de gérer plusieurs sources d'interruptions IRQ et de leur donner des priorités différentes</text:p>
              </text:list-item>
            </text:list>
            <text:p text:style-name="P4"/>
            <text:list text:continue-numbering="true" text:style-name="L2">
              <text:list-item>
                <text:p text:style-name="P1">Le circuit AT91x40 (utilisé en TP) intègre cet AIC pour une gestion plus fine des interruption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ircuit AT91x40</text:p>
          </draw:text-box>
        </draw:frame>
        <draw:custom-shape draw:style-name="gr2" draw:text-style-name="P6" draw:layer="layout" svg:width="7.298cm" svg:height="0.6cm" svg:x="20.503cm" svg:y="10.928cm">
          <text:p/>
          <draw:enhanced-geometry svg:viewBox="0 0 21600 21600" draw:text-areas="?f5 ?f1 ?f6 ?f3" draw:type="left-right-arrow" draw:modifiers="1579 73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6" draw:layer="layout" svg:width="4.101cm" svg:height="0.6cm" svg:x="23.7cm" svg:y="11.726cm">
          <text:p/>
          <draw:enhanced-geometry svg:viewBox="0 0 21600 21600" draw:text-areas="?f5 ?f1 ?f6 ?f3" draw:type="left-right-arrow" draw:modifiers="1951 730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7" xml:id="id2" draw:id="id2" draw:layer="layout" svg:width="4.198cm" svg:height="6.002cm" svg:x="13.302cm" svg:y="7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7.602cm" svg:height="6.001cm" svg:x="4.5cm" svg:y="7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368cm" svg:height="1.205cm" svg:x="4.709cm" svg:y="7.183cm">
          <text:p text:style-name="P8"><text:span text:style-name="T2">Processeur ARM7</text:span></text:p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1.912cm" svg:height="1.205cm" svg:x="14.408cm" svg:y="7.128cm">
          <text:p text:style-name="P8"><text:span text:style-name="T2">AIC</text:span></text:p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1.759cm" svg:height="1.876cm" svg:x="10.145cm" svg:y="8.926cm">
          <text:p text:style-name="P8"><text:span text:style-name="T3"/></text:p>
          <text:p text:style-name="P8"><text:span text:style-name="T3">IRQ</text:span></text:p>
          <draw:enhanced-geometry svg:viewBox="0 0 21600 21600" draw:type="mso-spt202" draw:enhanced-path="M 0 0 L 21600 0 21600 21600 0 21600 0 0 Z N"/>
        </draw:custom-shape>
        <draw:custom-shape draw:style-name="gr7" draw:text-style-name="P11" xml:id="id1" draw:id="id1" draw:layer="layout" svg:width="2.432cm" svg:height="2.186cm" svg:x="18.118cm" svg:y="10.725cm">
          <text:p text:style-name="P10"><text:span text:style-name="T2">inter-</text:span></text:p>
          <text:p text:style-name="P10"><text:span text:style-name="T2">fa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1" xml:id="id3" draw:id="id3" draw:layer="layout" svg:width="2.432cm" svg:height="2.186cm" svg:x="21.32cm" svg:y="10.725cm">
          <text:p text:style-name="P10"><text:span text:style-name="T2">inter-</text:span></text:p>
          <text:p text:style-name="P10"><text:span text:style-name="T2">fac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1" xml:id="id5" draw:id="id5" draw:layer="layout" svg:width="2.432cm" svg:height="2.186cm" svg:x="24.323cm" svg:y="10.725cm">
          <text:p text:style-name="P10"><text:span text:style-name="T2">inter-</text:span></text:p>
          <text:p text:style-name="P10"><text:span text:style-name="T2">face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2.5cm" svg:height="1.876cm" svg:x="9.721cm" svg:y="14.46cm">
          <text:p text:style-name="P10"><text:span text:style-name="T3">AMBA</text:span></text:p>
          <text:p text:style-name="P10"><text:span text:style-name="T3">bridge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3.801cm" svg:height="2.805cm" svg:x="5.872cm" svg:y="13.124cm">
          <text:p/>
          <draw:enhanced-geometry svg:viewBox="0 0 21600 21600" draw:mirror-horizontal="true" draw:text-areas="?f2 ?f7 ?f1 ?f1 ?f7 ?f2 ?f1 ?f1" draw:type="mso-spt89" draw:modifiers="11646 18211 6520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2" draw:text-style-name="P6" draw:layer="layout" svg:width="14.803cm" svg:height="1.001cm" svg:x="12.301cm" svg:y="15.325cm">
          <text:p/>
          <draw:enhanced-geometry svg:viewBox="0 0 21600 21600" draw:text-areas="?f5 ?f1 ?f6 ?f3" draw:type="left-right-arrow" draw:modifiers="1905 713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6" draw:layer="layout" svg:width="1.204cm" svg:height="0.926cm" svg:x="8.5cm" svg:y="18.1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6" draw:layer="layout" svg:width="1.204cm" svg:height="2.404cm" svg:x="18.699cm" svg:y="13.1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6" draw:layer="layout" svg:width="1.204cm" svg:height="2.404cm" svg:x="22.002cm" svg:y="13.1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6" draw:layer="layout" svg:width="1.204cm" svg:height="2.404cm" svg:x="24.701cm" svg:y="13.1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13" draw:layer="layout" svg:x1="13.306cm" svg:y1="10.527cm" svg:x2="12.098cm" svg:y2="10.531cm">
          <text:p/>
        </draw:line>
        <draw:connector draw:style-name="gr12" draw:text-style-name="P13" draw:layer="layout" svg:x1="19.334cm" svg:y1="10.725cm" svg:x2="17.5cm" svg:y2="10.128cm" draw:start-shape="id1" draw:start-glue-point="0" draw:end-shape="id2" draw:end-glue-point="1" svg:d="M19334 10725v-597h-1834" svg:viewBox="0 0 1835 598">
          <text:p/>
        </draw:connector>
        <draw:line draw:style-name="gr11" draw:text-style-name="P13" xml:id="id4" draw:id="id4" draw:layer="layout" svg:x1="22.505cm" svg:y1="9.526cm" svg:x2="17.495cm" svg:y2="9.53cm">
          <draw:glue-point draw:id="4" svg:x="0cm" svg:y="8cm"/>
          <text:p/>
        </draw:line>
        <draw:line draw:style-name="gr11" draw:text-style-name="P13" draw:layer="layout" svg:x1="25.507cm" svg:y1="8.926cm" svg:x2="17.494cm" svg:y2="8.931cm">
          <text:p/>
        </draw:line>
        <draw:connector draw:style-name="gr13" draw:text-style-name="P13" draw:layer="layout" draw:type="line" svg:x1="22.536cm" svg:y1="10.725cm" svg:x2="20cm" svg:y2="9.53cm" draw:start-shape="id3" draw:start-glue-point="0" draw:end-shape="id4" draw:end-glue-point="4" svg:d="M22536 10725l-2536-1195" svg:viewBox="0 0 2537 1196">
          <text:p/>
        </draw:connector>
        <draw:connector draw:style-name="gr13" draw:text-style-name="P13" draw:layer="layout" draw:type="line" svg:x1="25.539cm" svg:y1="10.725cm" svg:x2="25.504cm" svg:y2="8.926cm" draw:start-shape="id5" draw:start-glue-point="0" svg:d="M25539 10725l-35-1799" svg:viewBox="0 0 36 1800">
          <text:p/>
        </draw:connector>
        <draw:line draw:style-name="gr11" draw:text-style-name="P13" xml:id="id6" draw:id="id6" draw:layer="layout" svg:x1="25.507cm" svg:y1="8.327cm" svg:x2="17.494cm" svg:y2="8.331cm">
          <text:p/>
        </draw:line>
        <draw:connector draw:style-name="gr13" draw:text-style-name="P13" draw:layer="layout" draw:type="line" svg:x1="25.507cm" svg:y1="8.329cm" svg:x2="25.597cm" svg:y2="5.415cm" draw:start-shape="id6" draw:start-glue-point="1" svg:d="M25507 8329l90-2914" svg:viewBox="0 0 91 2915">
          <text:p/>
        </draw:connector>
        <draw:custom-shape draw:style-name="gr14" draw:text-style-name="P14" draw:layer="layout" svg:width="25cm" svg:height="12.801cm" svg:x="2.5cm" svg:y="5.7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5.4cm" svg:height="1.205cm" svg:x="6.657cm" svg:y="16.829cm">
          <text:p text:style-name="P8"><text:span text:style-name="T2">Interface EBI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.204cm" svg:height="1.199cm" svg:x="6.502cm" svg:y="15.5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6" draw:layer="layout" svg:width="4cm" svg:height="1.998cm" svg:x="12.102cm" svg:y="15.929cm">
          <text:p/>
          <draw:enhanced-geometry svg:viewBox="0 0 21600 21600" draw:text-areas="?f2 ?f7 ?f1 ?f1 ?f7 ?f2 ?f1 ?f1" draw:type="mso-spt89" draw:modifiers="11978 18075 7105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2" draw:text-style-name="P6" draw:layer="layout" svg:width="1.098cm" svg:height="0.6cm" svg:x="26.703cm" svg:y="12.326cm">
          <text:p/>
          <draw:enhanced-geometry svg:viewBox="0 0 21600 21600" draw:text-areas="?f5 ?f1 ?f6 ?f3" draw:type="left-right-arrow" draw:modifiers="4976 82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9" draw:layer="layout" svg:width="1.759cm" svg:height="1.876cm" svg:x="13.298cm" svg:y="8.926cm">
          <text:p text:style-name="P8"><text:span text:style-name="T3"/></text:p>
          <text:p text:style-name="P8"><text:span text:style-name="T3">IRQ</text:span></text:p>
          <draw:enhanced-geometry svg:viewBox="0 0 21600 21600" draw:type="mso-spt202" draw:enhanced-path="M 0 0 L 21600 0 21600 21600 0 21600 0 0 Z N"/>
        </draw:custom-shape>
        <draw:line draw:style-name="gr17" draw:text-style-name="P13" draw:layer="layout" svg:x1="17.305cm" svg:y1="8.327cm" svg:x2="15.096cm" svg:y2="10.324cm">
          <text:p/>
        </draw:line>
        <draw:line draw:style-name="gr18" draw:text-style-name="P13" draw:layer="layout" svg:x1="17.305cm" svg:y1="9.125cm" svg:x2="15.096cm" svg:y2="10.324cm">
          <text:p/>
        </draw:line>
        <draw:line draw:style-name="gr19" draw:text-style-name="P13" draw:layer="layout" svg:x1="17.305cm" svg:y1="9.526cm" svg:x2="15.096cm" svg:y2="10.324cm">
          <text:p/>
        </draw:line>
        <draw:line draw:style-name="gr20" draw:text-style-name="P13" draw:layer="layout" svg:x1="17.107cm" svg:y1="10.126cm" svg:x2="15.097cm" svg:y2="10.324cm">
          <text:p/>
        </draw:line>
        <draw:custom-shape draw:style-name="gr21" draw:text-style-name="P9" draw:layer="layout" svg:width="2.191cm" svg:height="1.205cm" svg:x="17.509cm" svg:y="15.929cm">
          <text:p text:style-name="P8"><text:span text:style-name="T2">APB</text:span></text:p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8.956cm" svg:height="1.053cm" svg:x="17.494cm" svg:y="16.926cm">
          <text:p text:style-name="P8"><text:span text:style-name="T3">(Advanced Peripheral Bus)</text:span></text:p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2.191cm" svg:height="1.205cm" svg:x="4.452cm" svg:y="13.777cm">
          <text:p text:style-name="P8"><text:span text:style-name="T2">ASB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.203cm" svg:height="2.403cm" svg:x="14.903cm" svg:y="13.1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9" draw:layer="layout" svg:width="4.079cm" svg:height="2.699cm" svg:x="2.499cm" svg:y="14.727cm">
          <text:p text:style-name="P8"><text:span text:style-name="T3">(Advanced </text:span></text:p>
          <text:p text:style-name="P8"><text:span text:style-name="T3">System</text:span></text:p>
          <text:p text:style-name="P8"><text:span text:style-name="T3"><text:s/></text:span><text:span text:style-name="T3">Bus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ontrôleur d'interruptions (1)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Il permet une meilleure prise en compte qu'un simple OU</text:p>
              </text:list-item>
              <text:list-item>
                <text:p text:style-name="P1">Il fournit automatiquement l'adresse d'un vecteur où démarre le driver de l'interruption qui a été déclenchée</text:p>
                <text:list>
                  <text:list-item>
                    <text:p text:style-name="P1">si l'interface i déclenche une interruption un vecteur pointant sur le driver i est chargé automatiquem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ontrôleur d'interruptions (2)</text:p>
          </draw:text-box>
        </draw:frame>
        <draw:custom-shape draw:style-name="gr25" draw:text-style-name="P15" draw:layer="layout" svg:width="18.452cm" svg:height="10.577cm" svg:x="5.98cm" svg:y="6.42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xml:id="id8" draw:id="id8" draw:layer="layout" svg:width="4.748cm" svg:height="1.053cm" svg:x="6.702cm" svg:y="14.312cm">
          <text:p text:style-name="P8"><text:span text:style-name="T3">Mémorisation</text:span></text:p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4.515cm" svg:height="1.876cm" svg:x="17.789cm" svg:y="13.874cm">
          <text:p text:style-name="P10"><text:span text:style-name="T3">Gestionnaire</text:span></text:p>
          <text:p text:style-name="P10"><text:span text:style-name="T3">IRQ</text:span></text:p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3.808cm" svg:height="2.699cm" svg:x="12.698cm" svg:y="13.439cm">
          <text:p text:style-name="P10"><text:span text:style-name="T3">Contrôleur</text:span></text:p>
          <text:p text:style-name="P10"><text:span text:style-name="T3">de</text:span></text:p>
          <text:p text:style-name="P10"><text:span text:style-name="T3">priorité</text:span></text:p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4.134cm" svg:height="3.193cm" svg:x="2.014cm" svg:y="13.133cm">
          <text:p text:style-name="P10"><text:span text:style-name="T4">Sources IRQ</text:span></text:p>
          <text:p text:style-name="P10"><text:span text:style-name="T4">internes</text:span></text:p>
          <text:p text:style-name="P10"><text:span text:style-name="T4">et</text:span></text:p>
          <text:p text:style-name="P10"><text:span text:style-name="T4">externes</text:span></text:p>
          <draw:enhanced-geometry svg:viewBox="0 0 21600 21600" draw:type="mso-spt202" draw:enhanced-path="M 0 0 L 21600 0 21600 21600 0 21600 0 0 Z N"/>
        </draw:custom-shape>
        <draw:line draw:style-name="gr11" draw:text-style-name="P13" draw:layer="layout" svg:x1="5.568cm" svg:y1="14.925cm" svg:x2="6.602cm" svg:y2="14.929cm">
          <text:p/>
        </draw:line>
        <draw:line draw:style-name="gr11" draw:text-style-name="P13" draw:layer="layout" svg:x1="11.579cm" svg:y1="14.925cm" svg:x2="12.613cm" svg:y2="14.929cm">
          <text:p/>
        </draw:line>
        <draw:line draw:style-name="gr11" draw:text-style-name="P13" draw:layer="layout" svg:x1="16.594cm" svg:y1="14.719cm" svg:x2="17.626cm" svg:y2="14.724cm">
          <text:p/>
        </draw:line>
        <draw:line draw:style-name="gr11" draw:text-style-name="P13" draw:layer="layout" svg:x1="22.399cm" svg:y1="14.925cm" svg:x2="25.717cm" svg:y2="14.929cm">
          <text:p/>
        </draw:line>
        <draw:custom-shape draw:style-name="gr30" draw:text-style-name="P9" draw:layer="layout" svg:width="2.153cm" svg:height="1.053cm" svg:x="25.699cm" svg:y="14.23cm">
          <text:p text:style-name="P8"><text:span text:style-name="T3">nIRQ</text:span></text:p>
          <draw:enhanced-geometry svg:viewBox="0 0 21600 21600" draw:type="mso-spt202" draw:enhanced-path="M 0 0 L 21600 0 21600 21600 0 21600 0 0 Z N"/>
        </draw:custom-shape>
        <draw:custom-shape draw:style-name="gr31" draw:text-style-name="P11" xml:id="id7" draw:id="id7" draw:layer="layout" svg:width="3.021cm" svg:height="2.699cm" svg:x="7.564cm" svg:y="10.157cm">
          <text:p text:style-name="P10"><text:span text:style-name="T3">Logique</text:span></text:p>
          <text:p text:style-name="P10"><text:span text:style-name="T3">de</text:span></text:p>
          <text:p text:style-name="P10"><text:span text:style-name="T3">contrôle</text:span></text:p>
          <draw:enhanced-geometry svg:viewBox="0 0 21600 21600" draw:type="mso-spt202" draw:enhanced-path="M 0 0 L 21600 0 21600 21600 0 21600 0 0 Z N"/>
        </draw:custom-shape>
        <draw:connector draw:style-name="gr32" draw:text-style-name="P13" draw:layer="layout" draw:type="line" svg:x1="9.074cm" svg:y1="12.856cm" svg:x2="9.076cm" svg:y2="14.312cm" draw:start-shape="id7" draw:start-glue-point="2" draw:end-shape="id8" draw:end-glue-point="0" svg:d="M9074 12856l2 1456" svg:viewBox="0 0 3 1457">
          <text:p/>
        </draw:connector>
        <draw:custom-shape draw:style-name="gr33" draw:text-style-name="P17" draw:layer="layout" svg:width="2.487cm" svg:height="0.621cm" svg:x="4.947cm" svg:y="11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12" draw:layer="layout" svg:width="1.772cm" svg:height="0.973cm" svg:x="3.324cm" svg:y="11.194cm">
          <text:p text:style-name="P10"><text:span text:style-name="T4">APB</text:span></text:p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3.707cm" svg:height="0.973cm" draw:transform="rotate (1.5707963267949) translate (27.363cm 13.013cm)">
          <text:p text:style-name="P8"><text:span text:style-name="T4">Processeu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Priorités des interruptions (1)</text:p>
          </draw:text-box>
        </draw:frame>
        <draw:frame presentation:style-name="pr6" draw:text-style-name="P5" draw:layer="layout" svg:width="25.5cm" svg:height="14.5cm" svg:x="2.5cm" svg:y="4.6cm" presentation:class="outline" presentation:user-transformed="true">
          <draw:text-box>
            <text:list text:style-name="L2">
              <text:list-item>
                <text:p text:style-name="P1">32 sources possibles mais 12 utilisées dans l'AT91x40</text:p>
              </text:list-item>
              <text:list-item>
                <text:p text:style-name="P1">Les sources sont numérotées :</text:p>
              </text:list-item>
            </text:list>
            <text:p text:style-name="P18"><text:span text:style-name="T5"/></text:p>
            <text:p text:style-name="P18"><text:span text:style-name="T5"/></text:p>
            <text:p text:style-name="P18"><text:span text:style-name="T5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 text:style-name="P19">SWIRQ : IT par programme</text:p>
                      </text:list-item>
                      <text:list-item>
                        <text:p text:style-name="P1">US0,1 : Usart (E/S série)</text:p>
                      </text:list-item>
                      <text:list-item>
                        <text:p text:style-name="P1">TC 0,1,2 : Timers</text:p>
                      </text:list-item>
                      <text:list-item>
                        <text:p text:style-name="P1">WD : Watch Dog</text:p>
                      </text:list-item>
                      <text:list-item>
                        <text:p text:style-name="P1">PIO : E/S parallèle</text:p>
                      </text:list-item>
                      <text:list-item>
                        <text:p text:style-name="P1">IRQ 0,1,2 : IRQs externe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36" draw:text-style-name="P21" draw:layer="layout" svg:width="2.002cm" svg:height="1.997cm" svg:x="25.894cm" svg:y="9.701cm">
            <text:p text:style-name="P20"><text:span text:style-name="T3">IRQ2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1" draw:layer="layout" svg:width="1.998cm" svg:height="1.997cm" svg:x="23.896cm" svg:y="9.701cm">
            <text:p text:style-name="P20"><text:span text:style-name="T3">IRQ1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1" draw:layer="layout" svg:width="2.002cm" svg:height="1.997cm" svg:x="21.894cm" svg:y="9.701cm">
            <text:p text:style-name="P20"><text:span text:style-name="T3">IRQ0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21" draw:layer="layout" svg:width="1.997cm" svg:height="1.997cm" svg:x="19.897cm" svg:y="9.701cm">
            <text:p text:style-name="P20"><text:span text:style-name="T3">PIOIRQ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21" draw:layer="layout" svg:width="2.002cm" svg:height="1.997cm" svg:x="17.895cm" svg:y="9.701cm">
            <text:p text:style-name="P20"><text:span text:style-name="T3">WDIRQ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1" draw:layer="layout" svg:width="1.998cm" svg:height="1.997cm" svg:x="15.897cm" svg:y="9.701cm">
            <text:p text:style-name="P20"><text:span text:style-name="T3">TC2IRQ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21" draw:layer="layout" svg:width="2.002cm" svg:height="1.997cm" svg:x="13.895cm" svg:y="9.701cm">
            <text:p text:style-name="P20"><text:span text:style-name="T3">TC1IRQ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1" draw:layer="layout" svg:width="2.002cm" svg:height="1.997cm" svg:x="11.893cm" svg:y="9.701cm">
            <text:p text:style-name="P20"><text:span text:style-name="T3">TC0IRQ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1" draw:layer="layout" svg:width="1.998cm" svg:height="1.997cm" svg:x="9.895cm" svg:y="9.701cm">
            <text:p text:style-name="P20"><text:span text:style-name="T3">US1IRQ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21" draw:layer="layout" svg:width="2.002cm" svg:height="1.997cm" svg:x="7.893cm" svg:y="9.701cm">
            <text:p text:style-name="P20"><text:span text:style-name="T3">US0IRQ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1" draw:layer="layout" svg:width="1.997cm" svg:height="1.997cm" svg:x="5.896cm" svg:y="9.701cm">
            <text:p text:style-name="P20"><text:span text:style-name="T3">SWIRQ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1" draw:layer="layout" svg:width="2.002cm" svg:height="1.997cm" svg:x="3.894cm" svg:y="9.701cm">
            <text:p text:style-name="P20"><text:span text:style-name="T3">FIQ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21" draw:layer="layout" svg:width="2.002cm" svg:height="2.001cm" svg:x="25.894cm" svg:y="7.7cm">
            <text:p text:style-name="P20"><text:span text:style-name="T3">18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21" draw:layer="layout" svg:width="1.998cm" svg:height="2.001cm" svg:x="23.896cm" svg:y="7.7cm">
            <text:p text:style-name="P20"><text:span text:style-name="T3">17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21" draw:layer="layout" svg:width="2.002cm" svg:height="2.001cm" svg:x="21.894cm" svg:y="7.7cm">
            <text:p text:style-name="P20"><text:span text:style-name="T3">16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21" draw:layer="layout" svg:width="1.997cm" svg:height="2.001cm" svg:x="19.897cm" svg:y="7.7cm">
            <text:p text:style-name="P20"><text:span text:style-name="T3">8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1" draw:layer="layout" svg:width="2.002cm" svg:height="2.001cm" svg:x="17.895cm" svg:y="7.7cm">
            <text:p text:style-name="P20"><text:span text:style-name="T3">7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21" draw:layer="layout" svg:width="1.998cm" svg:height="2.001cm" svg:x="15.897cm" svg:y="7.7cm">
            <text:p text:style-name="P20"><text:span text:style-name="T3">6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1" draw:layer="layout" svg:width="2.002cm" svg:height="2.001cm" svg:x="13.895cm" svg:y="7.7cm">
            <text:p text:style-name="P20"><text:span text:style-name="T3">5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21" draw:layer="layout" svg:width="2.002cm" svg:height="2.001cm" svg:x="11.893cm" svg:y="7.7cm">
            <text:p text:style-name="P20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21" draw:layer="layout" svg:width="1.998cm" svg:height="2.001cm" svg:x="9.895cm" svg:y="7.7cm">
            <text:p text:style-name="P20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1" draw:layer="layout" svg:width="2.002cm" svg:height="2.001cm" svg:x="7.893cm" svg:y="7.7cm">
            <text:p text:style-name="P20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1" draw:layer="layout" svg:width="1.997cm" svg:height="2.001cm" svg:x="5.896cm" svg:y="7.7cm">
            <text:p text:style-name="P20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1" draw:layer="layout" svg:width="2.002cm" svg:height="2.001cm" svg:x="3.894cm" svg:y="7.7cm">
            <text:p text:style-name="P20"><text:span text:style-name="T3">0</text:span></text:p>
            <draw:enhanced-geometry svg:viewBox="0 0 21600 21600" draw:type="rectangle" draw:enhanced-path="M 0 0 L 21600 0 21600 21600 0 21600 0 0 Z N"/>
          </draw:custom-shape>
          <draw:line draw:style-name="gr60" draw:text-style-name="P13" draw:layer="layout" svg:x1="3.894cm" svg:y1="7.7cm" svg:x2="27.896cm" svg:y2="7.702cm">
            <text:p/>
          </draw:line>
          <draw:line draw:style-name="gr61" draw:text-style-name="P13" draw:layer="layout" svg:x1="3.894cm" svg:y1="9.701cm" svg:x2="27.896cm" svg:y2="9.703cm">
            <text:p/>
          </draw:line>
          <draw:line draw:style-name="gr60" draw:text-style-name="P13" draw:layer="layout" svg:x1="3.894cm" svg:y1="11.698cm" svg:x2="27.896cm" svg:y2="11.7cm">
            <text:p/>
          </draw:line>
          <draw:line draw:style-name="gr60" draw:text-style-name="P13" draw:layer="layout" svg:x1="3.894cm" svg:y1="7.7cm" svg:x2="3.898cm" svg:y2="11.698cm">
            <text:p/>
          </draw:line>
          <draw:line draw:style-name="gr61" draw:text-style-name="P13" draw:layer="layout" svg:x1="5.896cm" svg:y1="7.7cm" svg:x2="5.9cm" svg:y2="11.698cm">
            <text:p/>
          </draw:line>
          <draw:line draw:style-name="gr61" draw:text-style-name="P13" draw:layer="layout" svg:x1="7.893cm" svg:y1="7.7cm" svg:x2="7.898cm" svg:y2="11.698cm">
            <text:p/>
          </draw:line>
          <draw:line draw:style-name="gr61" draw:text-style-name="P13" draw:layer="layout" svg:x1="9.895cm" svg:y1="7.7cm" svg:x2="9.9cm" svg:y2="11.698cm">
            <text:p/>
          </draw:line>
          <draw:line draw:style-name="gr61" draw:text-style-name="P13" draw:layer="layout" svg:x1="11.893cm" svg:y1="7.7cm" svg:x2="11.897cm" svg:y2="11.698cm">
            <text:p/>
          </draw:line>
          <draw:line draw:style-name="gr61" draw:text-style-name="P13" draw:layer="layout" svg:x1="13.895cm" svg:y1="7.7cm" svg:x2="13.899cm" svg:y2="11.698cm">
            <text:p/>
          </draw:line>
          <draw:line draw:style-name="gr61" draw:text-style-name="P13" draw:layer="layout" svg:x1="15.897cm" svg:y1="7.7cm" svg:x2="15.901cm" svg:y2="11.698cm">
            <text:p/>
          </draw:line>
          <draw:line draw:style-name="gr61" draw:text-style-name="P13" draw:layer="layout" svg:x1="17.895cm" svg:y1="7.7cm" svg:x2="17.899cm" svg:y2="11.698cm">
            <text:p/>
          </draw:line>
          <draw:line draw:style-name="gr61" draw:text-style-name="P13" draw:layer="layout" svg:x1="19.897cm" svg:y1="7.7cm" svg:x2="19.901cm" svg:y2="11.698cm">
            <text:p/>
          </draw:line>
          <draw:line draw:style-name="gr61" draw:text-style-name="P13" draw:layer="layout" svg:x1="21.894cm" svg:y1="7.7cm" svg:x2="21.899cm" svg:y2="11.698cm">
            <text:p/>
          </draw:line>
          <draw:line draw:style-name="gr61" draw:text-style-name="P13" draw:layer="layout" svg:x1="23.896cm" svg:y1="7.7cm" svg:x2="23.901cm" svg:y2="11.698cm">
            <text:p/>
          </draw:line>
          <draw:line draw:style-name="gr61" draw:text-style-name="P13" draw:layer="layout" svg:x1="25.894cm" svg:y1="7.7cm" svg:x2="25.898cm" svg:y2="11.698cm">
            <text:p/>
          </draw:line>
          <draw:line draw:style-name="gr60" draw:text-style-name="P13" draw:layer="layout" svg:x1="27.896cm" svg:y1="7.7cm" svg:x2="27.9cm" svg:y2="11.698cm">
            <text:p/>
          </draw:line>
        </draw:g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Priorités des interruptions (2)</text:p>
          </draw:text-box>
        </draw:frame>
        <draw:frame presentation:style-name="pr6" draw:text-style-name="P5" draw:layer="layout" svg:width="25.5cm" svg:height="14.5cm" svg:x="2.5cm" svg:y="4.5cm" presentation:class="outline" presentation:user-transformed="true">
          <draw:text-box>
            <text:list text:style-name="L2">
              <text:list-item>
                <text:p text:style-name="P1">On peut attribuer un niveau de priorité à chaque source (entre 0, le plus faible, et 7, le plus fort) donc certaines sources peuvent ou doivent partager le même niveau de priorité si on autorise plus de 8 sourc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.473cm" svg:x="2cm" svg:y="1.264cm" presentation:class="title">
          <draw:text-box>
            <text:p text:style-name="P1">Comment configurer/utiliser l'AIC ?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'AIC est accessible au programmeur via l'espace d'adressage : adresse de base : 0xFFFFF000</text:p>
              </text:list-item>
              <text:list-item>
                <text:p text:style-name="P1">Plusieurs registres (Read Only, Write Only ou Read/write) permettent de configurer l'AIC puis de l'utiliser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onfigurer et utiliser l'AIC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e fonctionnement décrit précédemment pose les questions suivantes :</text:p>
                <text:list>
                  <text:list-item>
                    <text:p text:style-name="P1">comment affecter des priorités aux sources d'IT ?</text:p>
                  </text:list-item>
                  <text:list-item>
                    <text:p text:style-name="P1">comment identifier la source de l'IT ?</text:p>
                  </text:list-item>
                  <text:list-item>
                    <text:p text:style-name="P1">quand et comment sont mises à 0 les demandes d'interruptions en cours de traitement ?</text:p>
                  </text:list-item>
                  <text:list-item>
                    <text:p text:style-name="P1">comment valider et invalider des sources d'IT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office:forms form:automatic-focus="false" form:apply-design-mode="false"/>
        <draw:frame presentation:style-name="pr7" draw:text-style-name="P2" draw:layer="layout" svg:width="26cm" svg:height="3.001cm" svg:x="2cm" svg:y="1.5cm" presentation:class="title" presentation:user-transformed="true">
          <draw:text-box>
            <text:p text:style-name="P1">Comment affecter les priorités (1)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6">32 registres (pour les 32 sources possibles) de AIC_SMR0 à AIC_SMR31 permettent de définir le </text:span><text:span text:style-name="T7">mode</text:span><text:span text:style-name="T6"> de la source.</text:span></text:p>
              </text:list-item>
            </text:list>
            <text:p text:style-name="P4"><text:span text:style-name="T8"/></text:p>
          </draw:text-box>
        </draw:frame>
        <draw:g>
          <draw:custom-shape draw:style-name="gr62" draw:text-style-name="P14" draw:layer="layout" svg:width="4.233cm" svg:height="1.12cm" svg:x="16.098cm" svg:y="9.952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3" xml:id="id11" draw:id="id11" draw:layer="layout" svg:width="4.233cm" svg:height="1.12cm" svg:x="11.865cm" svg:y="9.952cm">
            <text:p text:style-name="P22"><text:span text:style-name="T3">typ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23" xml:id="id9" draw:id="id9" draw:layer="layout" svg:width="6.35cm" svg:height="1.12cm" svg:x="20.331cm" svg:y="9.952cm">
            <text:p text:style-name="P22"><text:span text:style-name="T3">priorité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14" draw:layer="layout" svg:width="8.467cm" svg:height="1.12cm" svg:x="3.398cm" svg:y="9.95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1" draw:layer="layout" svg:width="2.116cm" svg:height="1.125cm" svg:x="24.565cm" svg:y="8.827cm">
            <text:p text:style-name="P20"><text:span text:style-name="T3">0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1" draw:layer="layout" svg:width="2.117cm" svg:height="1.125cm" svg:x="22.448cm" svg:y="8.827cm">
            <text:p text:style-name="P20"><text:span text:style-name="T3">1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21" draw:layer="layout" svg:width="2.117cm" svg:height="1.125cm" svg:x="20.331cm" svg:y="8.827cm">
            <text:p text:style-name="P20"><text:span text:style-name="T3">2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1" draw:layer="layout" svg:width="2.116cm" svg:height="1.125cm" svg:x="18.215cm" svg:y="8.827cm">
            <text:p text:style-name="P20"><text:span text:style-name="T3">3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21" draw:layer="layout" svg:width="2.117cm" svg:height="1.125cm" svg:x="16.098cm" svg:y="8.827cm">
            <text:p text:style-name="P20"><text:span text:style-name="T3">4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1" draw:layer="layout" svg:width="2.117cm" svg:height="1.125cm" svg:x="13.981cm" svg:y="8.827cm">
            <text:p text:style-name="P20"><text:span text:style-name="T3">5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21" draw:layer="layout" svg:width="2.116cm" svg:height="1.125cm" svg:x="11.865cm" svg:y="8.827cm">
            <text:p text:style-name="P20"><text:span text:style-name="T3">6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25" draw:layer="layout" svg:width="8.467cm" svg:height="1.125cm" svg:x="3.398cm" svg:y="8.827cm">
            <text:p text:style-name="P24"><text:span text:style-name="T3">...7 <text:s/></text:span></text:p>
            <draw:enhanced-geometry svg:viewBox="0 0 21600 21600" draw:type="rectangle" draw:enhanced-path="M 0 0 L 21600 0 21600 21600 0 21600 0 0 Z N"/>
          </draw:custom-shape>
          <draw:line draw:style-name="gr73" draw:text-style-name="P13" draw:layer="layout" svg:x1="3.398cm" svg:y1="8.827cm" svg:x2="11.865cm" svg:y2="8.832cm">
            <text:p/>
          </draw:line>
          <draw:line draw:style-name="gr73" draw:text-style-name="P13" draw:layer="layout" svg:x1="3.398cm" svg:y1="9.952cm" svg:x2="11.865cm" svg:y2="9.956cm">
            <text:p/>
          </draw:line>
          <draw:line draw:style-name="gr73" draw:text-style-name="P13" draw:layer="layout" svg:x1="3.398cm" svg:y1="11.072cm" svg:x2="11.865cm" svg:y2="11.076cm">
            <text:p/>
          </draw:line>
          <draw:line draw:style-name="gr74" draw:text-style-name="P13" draw:layer="layout" svg:x1="3.398cm" svg:y1="8.827cm" svg:x2="3.402cm" svg:y2="9.952cm">
            <text:p/>
          </draw:line>
          <draw:line draw:style-name="gr61" draw:text-style-name="P13" draw:layer="layout" svg:x1="11.865cm" svg:y1="8.827cm" svg:x2="11.869cm" svg:y2="11.072cm">
            <text:p/>
          </draw:line>
          <draw:line draw:style-name="gr61" draw:text-style-name="P13" draw:layer="layout" svg:x1="13.981cm" svg:y1="8.827cm" svg:x2="13.986cm" svg:y2="9.952cm">
            <text:p/>
          </draw:line>
          <draw:line draw:style-name="gr61" draw:text-style-name="P13" draw:layer="layout" svg:x1="16.098cm" svg:y1="8.827cm" svg:x2="16.102cm" svg:y2="11.072cm">
            <text:p/>
          </draw:line>
          <draw:line draw:style-name="gr61" draw:text-style-name="P13" draw:layer="layout" svg:x1="18.215cm" svg:y1="8.827cm" svg:x2="18.219cm" svg:y2="9.952cm">
            <text:p/>
          </draw:line>
          <draw:line draw:style-name="gr61" draw:text-style-name="P13" draw:layer="layout" svg:x1="20.331cm" svg:y1="8.827cm" svg:x2="20.336cm" svg:y2="11.072cm">
            <text:p/>
          </draw:line>
          <draw:line draw:style-name="gr61" draw:text-style-name="P13" draw:layer="layout" svg:x1="22.448cm" svg:y1="8.827cm" svg:x2="22.452cm" svg:y2="9.952cm">
            <text:p/>
          </draw:line>
          <draw:line draw:style-name="gr61" draw:text-style-name="P13" draw:layer="layout" svg:x1="24.565cm" svg:y1="8.827cm" svg:x2="24.569cm" svg:y2="9.952cm">
            <text:p/>
          </draw:line>
          <draw:line draw:style-name="gr60" draw:text-style-name="P13" draw:layer="layout" svg:x1="26.681cm" svg:y1="8.827cm" svg:x2="26.686cm" svg:y2="11.072cm">
            <text:p/>
          </draw:line>
          <draw:line draw:style-name="gr60" draw:text-style-name="P13" draw:layer="layout" svg:x1="11.865cm" svg:y1="8.827cm" svg:x2="26.681cm" svg:y2="8.832cm">
            <text:p/>
          </draw:line>
          <draw:line draw:style-name="gr60" draw:text-style-name="P13" draw:layer="layout" svg:x1="11.865cm" svg:y1="11.072cm" svg:x2="26.681cm" svg:y2="11.076cm">
            <text:p/>
          </draw:line>
          <draw:line draw:style-name="gr61" draw:text-style-name="P13" draw:layer="layout" svg:x1="11.865cm" svg:y1="9.952cm" svg:x2="26.681cm" svg:y2="9.956cm">
            <text:p/>
          </draw:line>
          <draw:line draw:style-name="gr74" draw:text-style-name="P13" draw:layer="layout" svg:x1="3.398cm" svg:y1="9.952cm" svg:x2="3.402cm" svg:y2="11.072cm">
            <text:p/>
          </draw:line>
        </draw:g>
        <draw:custom-shape draw:style-name="gr75" draw:text-style-name="P9" xml:id="id10" draw:id="id10" draw:layer="layout" svg:width="8.122cm" svg:height="1.205cm" svg:x="11.378cm" svg:y="18cm">
          <text:p text:style-name="P8"><text:span text:style-name="T2">0 le moins prioritaire</text:span></text:p>
          <draw:enhanced-geometry svg:viewBox="0 0 21600 21600" draw:type="mso-spt202" draw:enhanced-path="M 0 0 L 21600 0 21600 21600 0 21600 0 0 Z N"/>
        </draw:custom-shape>
        <draw:connector draw:style-name="gr12" draw:text-style-name="P13" draw:layer="layout" svg:x1="23.506cm" svg:y1="11.072cm" svg:x2="19.5cm" svg:y2="18.602cm" draw:start-shape="id9" draw:start-glue-point="2" draw:end-shape="id10" draw:end-glue-point="1" svg:d="M23506 11072v7530h-4006" svg:viewBox="0 0 4007 7531">
          <text:p/>
        </draw:connector>
        <draw:custom-shape draw:style-name="gr76" draw:text-style-name="P9" xml:id="id12" draw:id="id12" draw:layer="layout" svg:width="8.461cm" svg:height="4.148cm" svg:x="3.403cm" svg:y="11.627cm">
          <text:p text:style-name="P8"><text:span text:style-name="T2">00 : niveau bas</text:span></text:p>
          <text:p text:style-name="P8"><text:span text:style-name="T2">01 : front descendant</text:span></text:p>
          <text:p text:style-name="P8"><text:span text:style-name="T2">10 : niveau haut</text:span></text:p>
          <text:p text:style-name="P8"><text:span text:style-name="T2">11 : front montant</text:span></text:p>
          <draw:enhanced-geometry svg:viewBox="0 0 21600 21600" draw:type="mso-spt202" draw:enhanced-path="M 0 0 L 21600 0 21600 21600 0 21600 0 0 Z N"/>
        </draw:custom-shape>
        <draw:connector draw:style-name="gr12" draw:text-style-name="P13" draw:layer="layout" svg:x1="13.981cm" svg:y1="11.072cm" svg:x2="11.864cm" svg:y2="13.701cm" draw:start-shape="id11" draw:start-glue-point="2" draw:end-shape="id12" draw:end-glue-point="1" svg:d="M13981 11072v2629h-2117" svg:viewBox="0 0 2118 2630">
          <text:p/>
        </draw:connector>
        <draw:custom-shape draw:style-name="gr77" draw:text-style-name="P9" draw:layer="layout" svg:width="2.954cm" svg:height="1.719cm" svg:x="23.546cm" svg:y="15.883cm">
          <text:p text:style-name="P8"><text:span text:style-name="T9">ne sert à rien pour SMR0 (FIQ)</text:span></text:p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3.797cm" svg:height="2.703cm" svg:x="14.202cm" svg:y="11.826cm">
          <text:p text:style-name="P8"><text:span text:style-name="T9">ne sert à rien pour les sources internes qui sont pré-programmées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office:forms form:automatic-focus="false" form:apply-design-mode="false"/>
        <draw:frame presentation:style-name="pr7" draw:text-style-name="P2" draw:layer="layout" svg:width="26cm" svg:height="3.001cm" svg:x="2cm" svg:y="1.5cm" presentation:class="title" presentation:user-transformed="true">
          <draw:text-box>
            <text:p text:style-name="P1">Comment affecter les priorités (2)</text:p>
          </draw:text-box>
        </draw:frame>
        <draw:frame presentation:style-name="pr8" draw:text-style-name="P5" draw:layer="layout" svg:width="25.5cm" svg:height="14.989cm" svg:x="2.5cm" svg:y="5cm" presentation:class="outline" presentation:user-transformed="true">
          <draw:text-box>
            <text:list text:style-name="L2">
              <text:list-item>
                <text:p text:style-name="P1">Exemple de définition des priorités :</text:p>
              </text:list-item>
            </text:list>
            <text:p text:style-name="P26"><text:span text:style-name="T10">ldr <text:s text:c="4"/></text:span><text:span text:style-name="T10"><text:tab/></text:span><text:span text:style-name="T10">r2, =AIC_BASE</text:span></text:p>
            <text:p text:style-name="P26"><text:span text:style-name="T10">mov <text:s text:c="4"/>r0, #0b0100000 @ front descendant, priorité 0 </text:span></text:p>
            <text:p text:style-name="P26"><text:span text:style-name="T10">str <text:s text:c="4"/></text:span><text:span text:style-name="T10"><text:tab/></text:span><text:span text:style-name="T10">r0, [r2, #AIC_SMR16] @ IRQ0</text:span></text:p>
            <text:p text:style-name="P26"><text:span text:style-name="T10">mov <text:s text:c="4"/>r0, #0b0100001 @ front descendant, priorité 1 </text:span></text:p>
            <text:p text:style-name="P26"><text:span text:style-name="T10">str <text:s text:c="4"/></text:span><text:span text:style-name="T10"><text:tab/></text:span><text:span text:style-name="T10">r0, [r2, #AIC_SMR17] @ IRQ1</text:span></text:p>
            <text:p text:style-name="P26"><text:span text:style-name="T10">mov <text:s text:c="4"/>r0, #0b0100010 @ front descendant, priorité 2 </text:span></text:p>
            <text:p text:style-name="P26"><text:span text:style-name="T10">str <text:s text:c="4"/></text:span><text:span text:style-name="T10"><text:tab/></text:span><text:span text:style-name="T10">r0, [r2, #AIC_SMR18] @ IRQ2</text:span></text:p>
            <text:p text:style-name="P26"><text:span text:style-name="T10">(il faut inclure le fichier carte.inc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.5cm" svg:height="3.473cm" svg:x="1.5cm" svg:y="1.264cm" presentation:class="title" presentation:user-transformed="true">
          <draw:text-box>
            <text:p text:style-name="P1">Identifier la source de l'IT ? (1) 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6">32 registres (pour les 32 sources possibles) de AIC_SVR0 à AIC_SVR31 permettent de définir le </text:span><text:span text:style-name="T7">vecteur</text:span><text:span text:style-name="T6"> de la source.</text:span></text:p>
              </text:list-item>
              <text:list-item>
                <text:p text:style-name="P1"><text:span text:style-name="T6">Ce vecteur est l'adresse de départ du gestionnaire d'interruption correspondant.</text:span></text:p>
              </text:list-item>
              <text:list-item>
                <text:p text:style-name="P1"><text:span text:style-name="T6">Avant d'activer la ligne IRQ du processeur, l'AIC copie le contenu du vecteur associé à l'IT dans le registre AIC_IVR : c'est le contenu de ce registre qui est copié dans le pc lors de la prise en compte de l'IT par le processeur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.5cm" svg:height="3.473cm" svg:x="1.5cm" svg:y="1.264cm" presentation:class="title" presentation:user-transformed="true">
          <draw:text-box>
            <text:p text:style-name="P1">Identifier la source de l'IT ? (2) </text:p>
          </draw:text-box>
        </draw:frame>
        <draw:frame presentation:style-name="pr10" draw:text-style-name="P5" draw:layer="layout" svg:width="25.464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6">Pour l'exemple précédent :</text:span></text:p>
              </text:list-item>
            </text:list>
            <text:p text:style-name="P26"><text:span text:style-name="T10">ldr <text:s text:c="4"/></text:span><text:span text:style-name="T10"><text:tab/></text:span><text:span text:style-name="T10">r2, =AIC_BASE</text:span></text:p>
            <text:p text:style-name="P26"><text:span text:style-name="T10">adr <text:s text:c="4"/></text:span><text:span text:style-name="T10"><text:tab/></text:span><text:span text:style-name="T10">r0, DRIVER_IRQ0 <text:s/></text:span></text:p>
            <text:p text:style-name="P26"><text:span text:style-name="T10">str <text:s text:c="4"/></text:span><text:span text:style-name="T10"><text:tab/></text:span><text:span text:style-name="T10">r0, [r2, #AIC_SVR16] @ IRQ0</text:span></text:p>
            <text:p text:style-name="P26"><text:span text:style-name="T10">mov <text:s text:c="4"/>r0, DRIVER_IRQ1 </text:span></text:p>
            <text:p text:style-name="P26"><text:span text:style-name="T10">str <text:s text:c="4"/></text:span><text:span text:style-name="T10"><text:tab/></text:span><text:span text:style-name="T10">r0, [r2, #AIC_SVR17] @ IRQ1</text:span></text:p>
            <text:p text:style-name="P26"><text:span text:style-name="T10">mov <text:s text:c="4"/>r0, DRIVER_IRQ2 </text:span></text:p>
            <text:p text:style-name="P26"><text:span text:style-name="T10">str <text:s text:c="4"/></text:span><text:span text:style-name="T10"><text:tab/></text:span><text:span text:style-name="T10">r0, [r2, #AIC_SVR18] @ IRQ2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cm" svg:height="3.473cm" svg:x="2cm" svg:y="1.264cm" presentation:class="title" presentation:user-transformed="true">
          <draw:text-box>
            <text:p text:style-name="P1">Mise à zéro des demandes d'interruptions (1)</text:p>
          </draw:text-box>
        </draw:frame>
        <draw:frame presentation:style-name="pr10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Quand une entrée est activée sur l'AIC :</text:p>
                <text:list>
                  <text:list-item>
                    <text:p text:style-name="P1">Si le niveau de l'entrée est supérieur au niveau courant alors la ligne IRQ du processeur est activée</text:p>
                  </text:list-item>
                  <text:list-item>
                    <text:p text:style-name="P1">Quand le processeur prend en compte l'IT : <text:span text:style-name="T11">la ligne IRQ du processeur est mise à 0 par le contrôleur (l'AIC voit quand le processeur lit l'adresse AIC_IVR)</text:span></text:p>
                  </text:list-item>
                  <text:list-item>
                    <text:p text:style-name="P1">Le driver d'IT <text:span text:style-name="T12">doit</text:span> mettre à zéro la ligne de l'IT traitée puis prévenir le contrôleur quand le traitement est terminé afin qu'il puisse dépiler le niveau couran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cm" svg:height="3.473cm" svg:x="2cm" svg:y="1.264cm" presentation:class="title" presentation:user-transformed="true">
          <draw:text-box>
            <text:p text:style-name="P1">Mise à zéro des demandes d'interruptions (2)</text:p>
          </draw:text-box>
        </draw:frame>
        <draw:frame presentation:style-name="pr10" draw:text-style-name="P5" draw:layer="layout" svg:width="26cm" svg:height="13.501cm" svg:x="2.5cm" svg:y="5cm" presentation:class="outline" presentation:user-transformed="true">
          <draw:text-box>
            <text:list text:style-name="L2">
              <text:list-item>
                <text:p text:style-name="P1">Pour prévenir le contrôleur de la fin du traitement de l'IT le driver doit écrire dans le registre AIC_EOICR :</text:p>
              </text:list-item>
            </text:list>
            <text:p text:style-name="P4">DRIVER_IT:</text:p>
            <text:p text:style-name="P4">....</text:p>
            <text:p text:style-name="P4">(mise à zéro de la ligne d'IT qui vient d'être traitée)</text:p>
            <text:p text:style-name="P4">ldr <text:s text:c="8"/>r0, =AIC_BASE</text:p>
            <text:p text:style-name="P4">str <text:s text:c="8"/>r0, [r0, #AIC_EOICR]</text:p>
            <text:p text:style-name="P4">...</text:p>
            <text:p text:style-name="P4">Rq : peu importe ce que l'on écrit dans AIC_EOICR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cm" svg:height="3.473cm" svg:x="2cm" svg:y="1.264cm" presentation:class="title" presentation:user-transformed="true">
          <draw:text-box>
            <text:p text:style-name="P1">Comment valider et invalider des sources d'IT ? (1)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Au démarrage du système les 32 entrées d'IT sont inhibées (masquées)</text:p>
              </text:list-item>
              <text:list-item>
                <text:p text:style-name="P1">2 registres (Write Only) <text:s/>permettent de masquer (AIC_IDCR) et démasquer (AIC_IECR) des sources d'ITs : ils jouent le même rôle que I et F mais au niveau de l'AIC</text:p>
              </text:list-item>
              <text:list-item>
                <text:p text:style-name="P1">1 registre (AIC_IMR) (Read Only) <text:s/>permet de savoir les sources d'ITs qui sont activée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cm" svg:height="3.473cm" svg:x="2cm" svg:y="1.264cm" presentation:class="title" presentation:user-transformed="true">
          <draw:text-box>
            <text:p text:style-name="P1">Comment valider et invalider des sources d'IT ? (2)</text:p>
          </draw:text-box>
        </draw:frame>
        <draw:custom-shape draw:style-name="gr3" draw:text-style-name="P7" draw:layer="layout" svg:width="4.004cm" svg:height="3.404cm" svg:x="9.358cm" svg:y="9.05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9" xml:id="id14" draw:id="id14" draw:layer="layout" svg:width="1.065cm" svg:height="1.205cm" svg:x="9.364cm" svg:y="9.058cm">
          <text:p text:style-name="P8"><text:span text:style-name="T2">S</text:span></text:p>
          <draw:enhanced-geometry svg:viewBox="0 0 21600 21600" draw:type="mso-spt202" draw:enhanced-path="M 0 0 L 21600 0 21600 21600 0 21600 0 0 Z N"/>
        </draw:custom-shape>
        <draw:custom-shape draw:style-name="gr80" draw:text-style-name="P9" xml:id="id16" draw:id="id16" draw:layer="layout" svg:width="1.112cm" svg:height="1.205cm" svg:x="12.163cm" svg:y="9.058cm">
          <text:p text:style-name="P8"><text:span text:style-name="T2">R</text:span></text:p>
          <draw:enhanced-geometry svg:viewBox="0 0 21600 21600" draw:type="mso-spt202" draw:enhanced-path="M 0 0 L 21600 0 21600 21600 0 21600 0 0 Z N"/>
        </draw:custom-shape>
        <draw:custom-shape draw:style-name="gr81" draw:text-style-name="P9" xml:id="id17" draw:id="id17" draw:layer="layout" svg:width="1.162cm" svg:height="1.205cm" svg:x="10.709cm" svg:y="11.055cm">
          <text:p text:style-name="P8"><text:span text:style-name="T2">Q</text:span></text:p>
          <draw:enhanced-geometry svg:viewBox="0 0 21600 21600" draw:type="mso-spt202" draw:enhanced-path="M 0 0 L 21600 0 21600 21600 0 21600 0 0 Z N"/>
        </draw:custom-shape>
        <draw:line draw:style-name="gr82" draw:text-style-name="P13" draw:layer="layout" svg:x1="7.758cm" svg:y1="7.051cm" svg:x2="11.356cm" svg:y2="7.056cm">
          <text:p/>
        </draw:line>
        <draw:line draw:style-name="gr82" draw:text-style-name="P13" draw:layer="layout" svg:x1="7.758cm" svg:y1="7.854cm" svg:x2="11.356cm" svg:y2="7.858cm">
          <text:p/>
        </draw:line>
        <draw:custom-shape draw:style-name="gr3" draw:text-style-name="P7" xml:id="id13" draw:id="id13" draw:layer="layout" svg:width="0.798cm" svg:height="0.803cm" svg:x="8.957cm" svg:y="7.051cm">
          <text:p/>
          <draw:enhanced-geometry svg:viewBox="0 0 21600 21600" draw:type="rectangle" draw:enhanced-path="M 0 0 L 21600 0 21600 21600 0 21600 0 0 Z N"/>
        </draw:custom-shape>
        <draw:line draw:style-name="gr82" draw:text-style-name="P13" draw:layer="layout" svg:x1="11.96cm" svg:y1="7.051cm" svg:x2="15.559cm" svg:y2="7.056cm">
          <text:p/>
        </draw:line>
        <draw:line draw:style-name="gr82" draw:text-style-name="P13" draw:layer="layout" svg:x1="11.96cm" svg:y1="7.854cm" svg:x2="15.559cm" svg:y2="7.858cm">
          <text:p/>
        </draw:line>
        <draw:custom-shape draw:style-name="gr3" draw:text-style-name="P7" xml:id="id15" draw:id="id15" draw:layer="layout" svg:width="0.798cm" svg:height="0.803cm" svg:x="13.16cm" svg:y="7.05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4.401cm" svg:height="1.205cm" svg:x="6.911cm" svg:y="5.054cm">
          <text:p text:style-name="P8"><text:span text:style-name="T2">AIC_IECR</text:span></text:p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4.447cm" svg:height="1.205cm" svg:x="11.767cm" svg:y="5.054cm">
          <text:p text:style-name="P8"><text:span text:style-name="T2">AIC_IDCR</text:span></text:p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0.659cm" svg:height="1.053cm" svg:x="8.965cm" svg:y="6.006cm">
          <text:p text:style-name="P8"><text:span text:style-name="T3">i</text:span></text:p>
          <draw:enhanced-geometry svg:viewBox="0 0 21600 21600" draw:type="mso-spt202" draw:enhanced-path="M 0 0 L 21600 0 21600 21600 0 21600 0 0 Z N"/>
        </draw:custom-shape>
        <draw:custom-shape draw:style-name="gr86" draw:text-style-name="P9" draw:layer="layout" svg:width="0.659cm" svg:height="1.053cm" svg:x="13.097cm" svg:y="6.006cm">
          <text:p text:style-name="P8"><text:span text:style-name="T3">i</text:span></text:p>
          <draw:enhanced-geometry svg:viewBox="0 0 21600 21600" draw:type="mso-spt202" draw:enhanced-path="M 0 0 L 21600 0 21600 21600 0 21600 0 0 Z N"/>
        </draw:custom-shape>
        <draw:connector draw:style-name="gr12" draw:text-style-name="P13" draw:layer="layout" svg:x1="9.356cm" svg:y1="7.854cm" svg:x2="9.896cm" svg:y2="9.058cm" draw:start-shape="id13" draw:start-glue-point="2" draw:end-shape="id14" draw:end-glue-point="0" svg:d="M9356 7854v743h540v461" svg:viewBox="0 0 541 1205">
          <text:p/>
        </draw:connector>
        <draw:connector draw:style-name="gr12" draw:text-style-name="P13" draw:layer="layout" svg:x1="13.559cm" svg:y1="7.854cm" svg:x2="12.719cm" svg:y2="9.058cm" draw:start-shape="id15" draw:start-glue-point="2" draw:end-shape="id16" draw:end-glue-point="0" svg:d="M13559 7854v748h-840v456" svg:viewBox="0 0 841 1205">
          <text:p/>
        </draw:connector>
        <draw:line draw:style-name="gr82" draw:text-style-name="P13" draw:layer="layout" svg:x1="8.362cm" svg:y1="15.857cm" svg:x2="11.96cm" svg:y2="15.862cm">
          <text:p/>
        </draw:line>
        <draw:line draw:style-name="gr82" draw:text-style-name="P13" draw:layer="layout" svg:x1="8.362cm" svg:y1="16.66cm" svg:x2="11.96cm" svg:y2="16.664cm">
          <text:p/>
        </draw:line>
        <draw:custom-shape draw:style-name="gr3" draw:text-style-name="P7" xml:id="id18" draw:id="id18" draw:layer="layout" svg:width="0.798cm" svg:height="0.803cm" svg:x="9.561cm" svg:y="15.85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.935cm" svg:height="1.205cm" svg:x="7.962cm" svg:y="17.255cm">
          <text:p text:style-name="P8"><text:span text:style-name="T2">AIC_IMR</text:span></text:p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0.659cm" svg:height="1.053cm" svg:x="9.565cm" svg:y="16.656cm">
          <text:p text:style-name="P8"><text:span text:style-name="T3">i</text:span></text:p>
          <draw:enhanced-geometry svg:viewBox="0 0 21600 21600" draw:type="mso-spt202" draw:enhanced-path="M 0 0 L 21600 0 21600 21600 0 21600 0 0 Z N"/>
        </draw:custom-shape>
        <draw:connector draw:style-name="gr12" draw:text-style-name="P13" draw:layer="layout" svg:x1="11.29cm" svg:y1="12.26cm" svg:x2="9.96cm" svg:y2="15.857cm" draw:start-shape="id17" draw:start-glue-point="2" draw:end-shape="id18" draw:end-glue-point="0" svg:d="M11290 12260v1656h-1330v1941" svg:viewBox="0 0 1331 3598">
          <text:p/>
        </draw:connector>
        <draw:custom-shape draw:style-name="gr89" draw:text-style-name="P14" xml:id="id21" draw:id="id21" draw:layer="layout" svg:width="1.601cm" svg:height="1.6cm" draw:transform="rotate (-1.5707963267949) translate (16.568cm 14.658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2" draw:text-style-name="P14" xml:id="id19" draw:id="id19" draw:layer="layout" svg:width="0.402cm" svg:height="0.6cm" svg:x="15.157cm" svg:y="14.65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4" xml:id="id20" draw:id="id20" draw:layer="layout" svg:width="0.402cm" svg:height="0.6cm" svg:x="15.955cm" svg:y="14.658cm">
          <text:p/>
          <draw:enhanced-geometry svg:viewBox="0 0 21600 21600" draw:type="rectangle" draw:enhanced-path="M 0 0 L 21600 0 21600 21600 0 21600 0 0 Z N"/>
        </draw:custom-shape>
        <draw:connector draw:style-name="gr12" draw:text-style-name="P13" draw:layer="layout" svg:x1="11.29cm" svg:y1="12.26cm" svg:x2="15.358cm" svg:y2="14.658cm" draw:start-shape="id17" draw:start-glue-point="2" draw:end-shape="id19" draw:end-glue-point="0" svg:d="M11290 12260v1063h4068v1335" svg:viewBox="0 0 4069 2399">
          <text:p/>
        </draw:connector>
        <draw:connector draw:style-name="gr90" draw:text-style-name="P13" draw:layer="layout" svg:x1="16.156cm" svg:y1="14.658cm" svg:x2="16.158cm" svg:y2="11.055cm" draw:start-shape="id20" draw:start-glue-point="0" svg:d="M16156 14658v-2116h2v-1487" svg:viewBox="0 0 3 3604">
          <text:p/>
        </draw:connector>
        <draw:connector draw:style-name="gr32" draw:text-style-name="P13" draw:layer="layout" draw:type="line" svg:x1="15.769cm" svg:y1="16.259cm" svg:x2="15.757cm" svg:y2="17.458cm" draw:start-shape="id21" draw:start-glue-point="7" svg:d="M15769 16259l-12 1199" svg:viewBox="0 0 13 1200">
          <text:p/>
        </draw:connector>
        <draw:custom-shape draw:style-name="gr91" draw:text-style-name="P9" draw:layer="layout" svg:width="4.282cm" svg:height="1.337cm" svg:x="13.768cm" svg:y="9.587cm">
          <text:p text:style-name="P8"><text:span text:style-name="T2">Source IT</text:span><text:span text:style-name="T13">i</text:span></text:p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5.582cm" svg:height="1.205cm" svg:x="14.112cm" svg:y="17.11cm">
          <text:p text:style-name="P8"><text:span text:style-name="T2">Mémorisa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cm" svg:height="3.473cm" svg:x="2cm" svg:y="1.264cm" presentation:class="title" presentation:user-transformed="true">
          <draw:text-box>
            <text:p text:style-name="P1">Comment valider et invalider des sources d'IT ? (3)</text:p>
          </draw:text-box>
        </draw:frame>
        <draw:frame presentation:style-name="pr10" draw:text-style-name="P5" draw:layer="layout" svg:width="24.964cm" svg:height="13.501cm" svg:x="3.036cm" svg:y="5cm" presentation:class="outline" presentation:user-transformed="true">
          <draw:text-box>
            <text:list text:style-name="L2">
              <text:list-item>
                <text:p text:style-name="P1">pour l'ex1 précédent, validation de IRQ0, IRQ1 et IRQ2 :</text:p>
              </text:list-item>
            </text:list>
            <text:p text:style-name="P26"><text:span text:style-name="T14">LDR</text:span><text:span text:style-name="T14"><text:tab/></text:span><text:span text:style-name="T14"><text:tab/></text:span><text:span text:style-name="T14">r2,=AIC_BASE</text:span></text:p>
            <text:p text:style-name="P26"><text:span text:style-name="T14">MOV <text:s/></text:span><text:span text:style-name="T14"><text:tab/></text:span><text:span text:style-name="T14">r0, #0b111</text:span></text:p>
            <text:p text:style-name="P26"><text:span text:style-name="T14">MOV</text:span><text:span text:style-name="T14"><text:tab/></text:span><text:span text:style-name="T14">r0,r0,LSL #16 (mise à 1 des bits 16,17,18 de r0)</text:span></text:p>
            <text:p text:style-name="P26"><text:span text:style-name="T14">STR <text:s text:c="4"/></text:span><text:span text:style-name="T14"><text:tab/></text:span><text:span text:style-name="T14">r0, [r2, #AIC_IECR]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Initialisation d'interruption 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Pour configurer l'interruption de source x que :</text:p>
                <text:list>
                  <text:list-item>
                    <text:p text:style-name="P1"><text:span text:style-name="T2">le vecteur 0x18 est initialisé avec </text:span><text:span text:style-name="T15">ldr PC,[PC,#-0X20]</text:span></text:p>
                  </text:list-item>
                  <text:list-item>
                    <text:p text:style-name="P1"><text:span text:style-name="T2">le vecteur AIC de la source x est initialisé (AIC_SVRx)</text:span></text:p>
                  </text:list-item>
                  <text:list-item>
                    <text:p text:style-name="P1"><text:span text:style-name="T2">la priorité de la source x est définie (AIC_SMRx)</text:span></text:p>
                  </text:list-item>
                  <text:list-item>
                    <text:p text:style-name="P1"><text:span text:style-name="T2">l'interruption x est activée (AIC_IEC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Gestionnaire d'interruption type </text:p>
          </draw:text-box>
        </draw:frame>
        <draw:frame presentation:style-name="pr11" draw:text-style-name="P28" draw:layer="layout" svg:width="23.656cm" svg:height="13.501cm" svg:x="3.036cm" svg:y="5cm" presentation:class="outline" presentation:user-transformed="true">
          <draw:text-box>
            <text:p text:style-name="P27"><text:span text:style-name="T16">sub </text:span><text:span text:style-name="T16"><text:tab/></text:span><text:span text:style-name="T16">r14,r14,#4 </text:span></text:p>
            <text:p text:style-name="P27"><text:span text:style-name="T16">stmfd</text:span><text:span text:style-name="T16"><text:tab/></text:span><text:span text:style-name="T16"> r13!,{r1,r14} @ @sauve adresse de retour et variables locales</text:span></text:p>
            <text:p text:style-name="P27"><text:span text:style-name="T16">…</text:span></text:p>
            <text:p text:style-name="P27"><text:span text:style-name="T16">…</text:span></text:p>
            <text:p text:style-name="P27"><text:span text:style-name="T16">ldr r1,=AIC_BASE </text:span></text:p>
            <text:p text:style-name="P27"><text:span text:style-name="T16">str r1,[r1,#AIC_EOICR] </text:span></text:p>
            <text:p text:style-name="P27"><text:span text:style-name="T16">ldmfd</text:span><text:span text:style-name="T16"><text:tab/></text:span><text:span text:style-name="T16"> r13!,{r1,r15}^ @ restauration r15, CPSR et variables locales</text:span></text:p>
            <text:p text:style-name="P27"><text:span text:style-name="T16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AlBany2" svg:font-family="AlBany" style:font-family-generic="swiss"/>
    <style:font-face style:name="AlBany1" svg:font-family="AlBany" style:font-adornments="Standard" style:font-family-generic="swiss"/>
    <style:font-face style:name="Courier New2" svg:font-family="'Courier New'" style:font-family-generic="modern" style:font-pitch="fixed"/>
    <style:font-face style:name="Courier New4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Courier New5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Albany5" svg:font-family="Albany" style:font-adornments="Standard" style:font-family-generic="modern" style:font-pitch="variable"/>
    <style:font-face style:name="Arial Unicode MS1" svg:font-family="'Arial Unicode MS'" style:font-family-generic="modern" style:font-pitch="variable"/>
    <style:font-face style:name="Courier New1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HG Mincho Light J1" svg:font-family="'HG Mincho Light J'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adornments="Standard" style:font-family-generic="swiss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2" svg:font-family="'Arial Unicode MS'" style:font-family-generic="swiss" style:font-pitch="variable"/>
    <style:font-face style:name="HG Mincho Light J2" svg:font-family="'HG Mincho Light J'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l100 400h-200z"/>
    <draw:marker draw:name="msArrowEnd_20_5" draw:display-name="msArrowEnd 5" svg:viewBox="0 0 210 210" svg:d="M105 0l105 210h-210z"/>
    <draw:stroke-dash draw:name="Dashed_20__28_var_29__20_1" draw:display-name="Dashed (var) 1" draw:style="rect" draw:dots2="1" draw:dots2-length="0.104cm" draw:distance="0.078cm"/>
    <draw:stroke-dash draw:name="Dashed_20__28_var_29__20_2" draw:display-name="Dashed (var) 2" draw:style="rect" draw:dots1="1" draw:dots1-length="0.035cm" draw:distance="0.035cm"/>
    <draw:stroke-dash draw:name="Dashed_20__28_var_29__20_5" draw:display-name="Dashed (var) 5" draw:style="rect" draw:dots2="1" draw:dots2-length="0.104cm" draw:distance="0.078cm"/>
    <draw:stroke-dash draw:name="Dashed_20__28_var_29__20_6" draw:display-name="Dashed (var) 6" draw:style="rect" draw:dots2="1" draw:dots2-length="0.104cm" draw:distance="0.078cm"/>
    <draw:stroke-dash draw:name="Dashed_20__28_var_29__20_7" draw:display-name="Dashed (var) 7" draw:style="rect" draw:dots2="1" draw:dots2-length="0.104cm" draw:distance="0.078cm"/>
    <draw:stroke-dash draw:name="Dashed_20__28_var_29__20_8" draw:display-name="Dashed (var) 8" draw:style="rect" draw:dots2="1" draw:dots2-length="0.104cm" draw:distance="0.078cm"/>
    <draw:stroke-dash draw:name="Dashed_20__28_var_29__20_9" draw:display-name="Dashed (var) 9" draw:style="rect" draw:dots2="1" draw:dots2-length="0.104cm" draw:distance="0.07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Preformatted_20_Text" style:display-name="Preformatted Text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1.2cm" fo:margin-right="0cm" fo:text-indent="-0.9cm"/>
    </style:style>
    <style:style style:name="MP5" style:family="paragraph">
      <loext:graphic-properties draw:fill-color="#125c8d" draw:fill-image-width="1cm" draw:fill-image-height="1cm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3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4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5" draw:layer="backgroundobjects" svg:width="0.499cm" svg:height="2.307cm" svg:x="1cm" svg:y="1cm">
        <text:p/>
      </draw:rect>
      <draw:rect presentation:style-name="Mpr4" draw:text-style-name="MP5" draw:layer="backgroundobjects" svg:width="0.499cm" svg:height="2.307cm" svg:x="1cm" svg:y="6.981cm">
        <text:p/>
      </draw:rect>
      <draw:rect presentation:style-name="Mpr4" draw:text-style-name="MP5" draw:layer="backgroundobjects" svg:width="0.499cm" svg:height="2.307cm" svg:x="1cm" svg:y="3.935cm">
        <text:p/>
      </draw:rect>
      <draw:frame presentation:style-name="Mpr5" draw:text-style-name="MP6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description>Arrière-plan gris et couleurs froides</dc:description>
    <meta:initial-creator>nicolas garric</meta:initial-creator>
    <meta:creation-date>2007-01-31T15:18:08</meta:creation-date>
    <dc:date>2015-03-05T17:41:47.716000000</dc:date>
    <meta:editing-cycles>281</meta:editing-cycles>
    <meta:editing-duration>P1DT8H11M42S</meta:editing-duration>
    <meta:document-statistic meta:object-count="251"/>
    <meta:user-defined meta:name="Info 0"/>
    <meta:user-defined meta:name="Info 1"/>
    <meta:user-defined meta:name="Info 2"/>
    <meta:user-defined meta:name="Info 3"/>
  </office:meta>
</office:document-meta>
</file>